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f995" officeooo:paragraph-rsid="001df995"/>
    </style:style>
    <style:style style:name="P2" style:family="paragraph" style:parent-style-name="Standard" style:list-style-name="L1">
      <style:text-properties officeooo:rsid="001df995" officeooo:paragraph-rsid="001df995"/>
    </style:style>
    <style:style style:name="P3" style:family="paragraph" style:parent-style-name="Standard">
      <style:text-properties officeooo:rsid="001df995" officeooo:paragraph-rsid="001df995"/>
    </style:style>
    <style:style style:name="P4" style:family="paragraph" style:parent-style-name="Standard" style:list-style-name="L2">
      <style:text-properties officeooo:rsid="0020d48b" officeooo:paragraph-rsid="001df995"/>
    </style:style>
    <style:style style:name="P5" style:family="paragraph" style:parent-style-name="Standard" style:list-style-name="L2">
      <style:text-properties officeooo:rsid="00224746" officeooo:paragraph-rsid="00224746"/>
    </style:style>
    <style:style style:name="P6" style:family="paragraph" style:parent-style-name="Standard" style:list-style-name="L2">
      <style:text-properties officeooo:rsid="002d18fd" officeooo:paragraph-rsid="002d18fd"/>
    </style:style>
    <style:style style:name="P7" style:family="paragraph" style:parent-style-name="Standard" style:list-style-name="L2">
      <style:text-properties officeooo:rsid="00250fbc" officeooo:paragraph-rsid="00250fbc"/>
    </style:style>
    <style:style style:name="P8" style:family="paragraph" style:parent-style-name="Standard" style:list-style-name="L2">
      <style:text-properties officeooo:rsid="0026597c" officeooo:paragraph-rsid="0026597c"/>
    </style:style>
    <style:style style:name="P9" style:family="paragraph" style:parent-style-name="Standard" style:list-style-name="L2">
      <style:text-properties officeooo:rsid="002f82b1" officeooo:paragraph-rsid="0031474f"/>
    </style:style>
    <style:style style:name="P10" style:family="paragraph" style:parent-style-name="Standard" style:list-style-name="L2">
      <style:text-properties officeooo:rsid="0031474f" officeooo:paragraph-rsid="0031474f"/>
    </style:style>
    <style:style style:name="P11" style:family="paragraph" style:parent-style-name="Standard" style:list-style-name="L2">
      <style:text-properties officeooo:rsid="0031c013" officeooo:paragraph-rsid="0031c013"/>
    </style:style>
    <style:style style:name="P12" style:family="paragraph" style:parent-style-name="Standard" style:list-style-name="L2">
      <style:text-properties officeooo:rsid="00321b4b" officeooo:paragraph-rsid="00321b4b"/>
    </style:style>
    <style:style style:name="P13" style:family="paragraph" style:parent-style-name="Standard" style:list-style-name="L2">
      <style:text-properties officeooo:rsid="0033fca1" officeooo:paragraph-rsid="0033fca1"/>
    </style:style>
    <style:style style:name="P14" style:family="paragraph" style:parent-style-name="Standard" style:list-style-name="L2">
      <style:text-properties officeooo:rsid="0036c225" officeooo:paragraph-rsid="0036c225"/>
    </style:style>
    <style:style style:name="P15" style:family="paragraph" style:parent-style-name="Standard">
      <style:text-properties officeooo:rsid="0036c225" officeooo:paragraph-rsid="0036c225"/>
    </style:style>
    <style:style style:name="P16" style:family="paragraph" style:parent-style-name="Standard">
      <style:text-properties officeooo:rsid="001ee75e" officeooo:paragraph-rsid="001ee75e"/>
    </style:style>
    <style:style style:name="P17" style:family="paragraph" style:parent-style-name="Standard">
      <style:text-properties officeooo:rsid="00384337" officeooo:paragraph-rsid="00384337"/>
    </style:style>
    <style:style style:name="P18" style:family="paragraph" style:parent-style-name="Standard">
      <style:text-properties officeooo:rsid="00390530" officeooo:paragraph-rsid="00390530"/>
    </style:style>
    <style:style style:name="P19" style:family="paragraph" style:parent-style-name="Standard" style:list-style-name="L1">
      <style:text-properties officeooo:rsid="003d9dc9" officeooo:paragraph-rsid="003d9dc9"/>
    </style:style>
    <style:style style:name="P20" style:family="paragraph" style:parent-style-name="Standard" style:list-style-name="L1">
      <style:text-properties officeooo:rsid="003f3b7c" officeooo:paragraph-rsid="003f3b7c"/>
    </style:style>
    <style:style style:name="P21" style:family="paragraph" style:parent-style-name="Standard" style:list-style-name="L1">
      <style:text-properties officeooo:rsid="00406e5b" officeooo:paragraph-rsid="00406e5b"/>
    </style:style>
    <style:style style:name="T1" style:family="text">
      <style:text-properties style:text-position="super 58%"/>
    </style:style>
    <style:style style:name="T2" style:family="text">
      <style:text-properties officeooo:rsid="001ee75e"/>
    </style:style>
    <style:style style:name="T3" style:family="text">
      <style:text-properties officeooo:rsid="002244e0"/>
    </style:style>
    <style:style style:name="T4" style:family="text">
      <style:text-properties officeooo:rsid="00224746"/>
    </style:style>
    <style:style style:name="T5" style:family="text">
      <style:text-properties officeooo:rsid="002390d5"/>
    </style:style>
    <style:style style:name="T6" style:family="text">
      <style:text-properties officeooo:rsid="002cead5"/>
    </style:style>
    <style:style style:name="T7" style:family="text">
      <style:text-properties officeooo:rsid="002e8f29"/>
    </style:style>
    <style:style style:name="T8" style:family="text">
      <style:text-properties officeooo:rsid="0031c013"/>
    </style:style>
    <style:style style:name="T9" style:family="text">
      <style:text-properties officeooo:rsid="00361870"/>
    </style:style>
    <style:style style:name="T10" style:family="text">
      <style:text-properties officeooo:rsid="00384337"/>
    </style:style>
    <style:style style:name="T11" style:family="text">
      <style:text-properties officeooo:rsid="00390530"/>
    </style:style>
    <style:style style:name="T12" style:family="text">
      <style:text-properties officeooo:rsid="0039d633"/>
    </style:style>
    <style:style style:name="T13" style:family="text">
      <style:text-properties officeooo:rsid="003c9eb8"/>
    </style:style>
    <style:style style:name="T14" style:family="text">
      <style:text-properties officeooo:rsid="003d9dc9"/>
    </style:style>
    <style:style style:name="T15" style:family="text">
      <style:text-properties officeooo:rsid="003f3b7c"/>
    </style:style>
    <style:style style:name="T16" style:family="text">
      <style:text-properties officeooo:rsid="0041b560"/>
    </style:style>
    <style:style style:name="T17" style:family="text">
      <style:text-properties officeooo:rsid="0041df15"/>
    </style:style>
    <style:style style:name="T18" style:family="text">
      <style:text-properties officeooo:rsid="00445c4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z egyes alkatrészek vastagsága 0.7 mm*n értékre van beállítva, ahol n=300g/m<text:span text:style-name="T1">2</text:span>- es üvegszövet rétegek száma. Pl a 4.9mm vastagság 9 réteget jelent.</text:p>
      <text:p text:style-name="P1">A részletek és kapcsolódások laminálása a <text:a xlink:type="simple" xlink:href="http://www.gl-group.com/infoServices/rules/pdfs/gl_i-3-3_e.pdf" text:style-name="Internet_20_link" text:visited-style-name="Visited_20_Internet_20_Link">GL-i-3-3</text:a> <text:s/><text:span text:style-name="T2">1.B. fejezete [GL] alapján történjen.</text:span></text:p>
      <text:p text:style-name="P16">A hajótest külseje 0.4-0.6 mm vastag gelcoat-al legyen fedve.</text:p>
      <text:p text:style-name="P17">A modellben az elemek építési sorrendben szerepelnek. <text:span text:style-name="T11">A főegységek részei (a door elem előtt szereplő elemek) egységet alkotnak, azokat a GL 6.1.3 (1.18-as ábra) szerint kell egymáshoz laminálni.</text:span></text:p>
      <text:p text:style-name="P18">A door és a további elemek a mast elem előtt külön-<text:span text:style-name="T12">külön</text:span> egységként készítendőek.</text:p>
      <text:p text:style-name="P18">A mast és a további elemek nem gyártandóak, a modellben a hidrosztatikai számítások és a teljesség kedvéért szerepelnek.</text:p>
      <text:p text:style-name="P1"/>
      <text:p text:style-name="P1">Kivételek:</text:p>
      <text:list xml:id="list3949785835666791418" text:style-name="L1">
        <text:list-item>
          <text:p text:style-name="P2">a héjazat a 0.<text:span text:style-name="T10">30</text:span>-<text:span text:style-name="T10">a</text:span>s waterline alatt 7, felette 5 réteg.</text:p>
        </text:list-item>
        <text:list-item>
          <text:p text:style-name="P2">a kiel 47<text:span text:style-name="T3">6</text:span>mm szélességű, összesen 15 réteg<text:span text:style-name="T3">ű. Oly módon, hogy a héjazat (beleértve a fart is) két felének 7-7 rétege legalább 238 mm-el a túloldalra tulnyúlik és átlapolódik, amire egy réteg 476mm szélességű borítás kerül. (lásd GL 6.1.3 (1.17-es ábra))</text:span></text:p>
        </text:list-item>
        <text:list-item>
          <text:p text:style-name="P19">A következő alkatrészek legalább 8 cm széles maganyagon 7 réteg üvegszövetet tartalmaznak.<text:line-break/><text:span text:style-name="T17">A modellen az alkatrészek elhelyezkedését jelöltem.</text:span> <text:span text:style-name="T18">A maganyagnak mechanikai funkciója nincs. </text:span>A maganyag magassága legalább:</text:p>
          <text:list>
            <text:list-item>
              <text:p text:style-name="P19">bottom mid stiffener: 4.2 cm</text:p>
            </text:list-item>
            <text:list-item>
              <text:p text:style-name="P19">aft side girder: 2.5 cm</text:p>
            </text:list-item>
            <text:list-item>
              <text:p text:style-name="P19">fore cabin stiffener <text:span text:style-name="T15">0/</text:span>1/2: 0.3 alatt 4 cm, 0.3 felett 2.5 cm</text:p>
            </text:list-item>
            <text:list-item>
              <text:p text:style-name="P19">mid cabin stiffener 1/2: 0.3 alatt 4.5 cm, 0.3 felett 2 cm</text:p>
            </text:list-item>
            <text:list-item>
              <text:p text:style-name="P20">cockpit stiffener <text:span text:style-name="T14">1/2: 0.3 alatt 4.5 cm, 0.3 felett 2 cm</text:span></text:p>
            </text:list-item>
            <text:list-item>
              <text:p text:style-name="P21">mast stiffener fore/aft: FIXME</text:p>
            </text:list-item>
            <text:list-item>
              <text:p text:style-name="P21">ama girder: ama bulkhead 3 előtt 4.5 cm, utána 3 cm</text:p>
            </text:list-item>
            <text:list-item>
              <text:p text:style-name="P21">ama stiffener 1/2/3: 0.3 alatt 4 cm, 0.3 felett 4 cm</text:p>
            </text:list-item>
            <text:list-item>
              <text:p text:style-name="P21">ama stiffener 4/5/6/7/8: <text:span text:style-name="T16">0.3 alatt 4 cm, felette 2.5 cm</text:span></text:p>
            </text:list-item>
          </text:list>
        </text:list-item>
        <text:list-item>
          <text:p text:style-name="P21"/>
        </text:list-item>
      </text:list>
      <text:p text:style-name="P1"/>
      <text:p text:style-name="P1">További erősítések, <text:span text:style-name="T4">részletek:</text:span></text:p>
      <text:list xml:id="list6229809118214291344" text:style-name="L2">
        <text:list-item>
          <text:p text:style-name="P4">A kabin bejárat (door, door top) körül (a cabin entryn és a cabin top-on) mélyítés legyen az ajtósín számára, amely alul 2 cm széles köszöbben, oldalt a kabin felé erősítésben folytatódik. Az erősítés felül/elöl a hátsó mast stiffenerig, alul/hátul a cockpit deck-ig tart. FIXME ábrák</text:p>
        </text:list-item>
        <text:list-item>
          <text:p text:style-name="P5">A main deck a front aka kapcsolódási pontjánál FIXME: csavarok helye, fémlemez</text:p>
        </text:list-item>
        <text:list-item>
          <text:p text:style-name="P6"><text:span text:style-name="T7">FIXME</text:span>: ülőke hátul</text:p>
        </text:list-item>
        <text:list-item>
          <text:p text:style-name="P5">A back aka kapcsolódásánál lévő darabok (side,main deck, cockpit wall) kivágásra kerülnek oly módon, hogy az aka teteje a main deck síkjába kerüljön. Az aka alsó síkjai alatt azzal megegyező rétegrendű erősítés (aka erősítés) kerül a side és a cockpit wall közé. A side és a cockpit wall egy háromszög alakú erősítést kap, amelynek pontjai az aka erősítés két felső pontja, valamint az aka erősítés alsó pontjától 20cm-re mért pont. Az aka erősítés, a side/cockpit wall erősítés és az under-cockpit bulkhead aft alkatrészek rétegei egymással átlapol<text:span text:style-name="T5">va egy szerkezetet alkotnak. FIXME: ábra</text:span></text:p>
        </text:list-item>
        <text:list-item>
          <text:p text:style-name="P7">FIXME: fukszablak erősítés, vasalat.</text:p>
        </text:list-item>
        <text:list-item>
          <text:p text:style-name="P8">A door alkatrész <text:span text:style-name="T6">teteje vízszintesen, a door top far felőli vége függőlegesen folytatódik a kiemelhetőség és a zárhatóság érdekében. Íveltségük a modellen tájékoztató jellegű (legyen könnyen megfogható/zárható, könnyen gyártható, és nézzen ki valahogy).</text:span></text:p>
        </text:list-item>
        <text:list-item>
          <text:p text:style-name="P9">A cocpit decken <text:span text:style-name="T8">vízhatlanul zárható tárolónyílás kerül kialakításra mindkét rekeszhez. A hátsó nyílás körüli vízelvezető vájat megerősítésként és kapaszkodás céljára is szolgál FIXME: ábra 6-10 és 40-50 cm.</text:span></text:p>
        </text:list-item>
        <text:list-item>
          <text:p text:style-name="P10"><text:soft-page-break/>A faron a cockpit deck tárolónyílásának vízelvezetője és motortartó bak kerül kialakításra (FIXME: ábra) </text:p>
        </text:list-item>
        <text:list-item>
          <text:p text:style-name="P11">A cockpit wall-on <text:s/>mindkét rekeszhez vízhatlanul zárható tárolónyílás kerül kialakításra, amelynek fedelében tároló van. A nyílás széle megerősített. FIXME: ábra, motort be lehessen tenni a hátsóba.</text:p>
        </text:list-item>
        <text:list-item>
          <text:p text:style-name="P12">Az árbóc talpazatának és a kabintetőn (cabin top) való átvezetésének kialakítása az árbóc birtokában történik. FIXME: erősítés</text:p>
        </text:list-item>
        <text:list-item>
          <text:p text:style-name="P13">A <text:span text:style-name="T9">seat/bunk horizontal elemek kivehetőek. Végeiken és a hornyolás határán összecsúszást akadályozó fül legyen lefelé, és lukak legyenek rajta hogy meg lehessen fogni. 1cm-es rétegelt lemezből is készülhet, akkor nem kellenek fülek. A bunk/seat side, cabin seat wall, bunk wall elemek hornyolásának mélysége a horizontal elemek vastagságához igazodik (5 mm GRP, 1 cm rétegelt lemez esetén)</text:span></text:p>
        </text:list-item>
        <text:list-item>
          <text:p text:style-name="P14">A fore cabin stiffener <text:span text:style-name="T13">0.3 feletti szakasza 5</text:span> cm magasságú, 8cm szélességű magon 7 réteg üveget tartalmaz, a modell a hozzávetőleges helyzetet jelöli. <text:span text:style-name="T13">Alsó szakasza</text:span>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0T22:35:46.454290764</meta:creation-date>
    <meta:generator>LibreOffice/5.1.4.2$Linux_X86_64 LibreOffice_project/10m0$Build-2</meta:generator>
    <dc:date>2016-08-03T10:16:18.564314838</dc:date>
    <meta:editing-duration>P1DT44M38S</meta:editing-duration>
    <meta:editing-cycles>30</meta:editing-cycles>
    <meta:document-statistic meta:table-count="0" meta:image-count="0" meta:object-count="0" meta:page-count="2" meta:paragraph-count="33" meta:word-count="643" meta:character-count="4167" meta:non-whitespace-character-count="3578"/>
  </office:meta>
</office:document-meta>
</file>